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29.58mm"/>
    </style:style>
    <style:style style:name="co6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13mm" svg:height="90.15mm" svg:x="30.19mm" svg:y="83.86mm">
            <loext:p draw:notify-on-update-of-ranges="Mo_példa_06_a.E10:Mo_példa_06_a.H10 Mo_példa_06_a.D11:Mo_példa_06_a.D11 Mo_példa_06_a.E11:Mo_példa_06_a.H11 Mo_példa_06_a.D12:Mo_példa_06_a.D12 Mo_példa_06_a.E12:Mo_példa_06_a.H12 Mo_példa_06_a.D13:Mo_példa_06_a.D13 Mo_példa_06_a.E13:Mo_példa_06_a.H13 Mo_példa_06_a.D14:Mo_példa_06_a.D14 Mo_példa_06_a.E14:Mo_példa_06_a.H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16" table:formula="of:=[.B2]" office:value-type="string" office:string-value="1. quarter" calcext:value-type="string">
            <text:p>1. quarter</text:p>
          </table:table-cell>
          <table:table-cell table:style-name="ce16" table:formula="of:=[.C2]" office:value-type="string" office:string-value="2. quarter" calcext:value-type="string">
            <text:p>2. quarter</text:p>
          </table:table-cell>
          <table:table-cell table:style-name="ce16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8" table:formula="of:=[.B6]*[.$B14]" office:value-type="float" office:value="2504850" calcext:value-type="float">
            <text:p><text:s/>2 504 850 Ft </text:p>
          </table:table-cell>
          <table:table-cell table:style-name="ce18" table:formula="of:=[.C6]*[.$B14]" office:value-type="float" office:value="5009700" calcext:value-type="float">
            <text:p><text:s/>5 009 700 Ft </text:p>
          </table:table-cell>
          <table:table-cell table:style-name="ce18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4:32:33.29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4:33:09.518000000</dc:date>
    <meta:print-date>2006-09-05T16:08:04</meta:print-date>
    <meta:editing-duration>PT14M7S</meta:editing-duration>
    <meta:editing-cycles>9</meta:editing-cycles>
    <meta:generator>LibreOfficeDev/5.4.0.0.alpha0$Windows_x86 LibreOffice_project/529162307e9d6191fe43d50597504474b2c1a5ba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37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137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37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137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dash" draw:stroke-dash="Line_20_with_20_Fine_20_Dots" svg:stroke-width="0.1cm" svg:stroke-color="#a80053" draw:fill="gradient" draw:fill-color="#e6e6e6" draw:fill-gradient-name="Tango_20_Blue" draw:gradient-step-count="0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16cm" xlink:href=".." xlink:type="simple" chart:class="chart:line" chart:style-name="ch1">
        <chart:plot-area chart:style-name="ch2" table:cell-range-address="Mo_példa_06_a.E10:Mo_példa_06_a.H14 Mo_példa_06_a.D11:Mo_példa_06_a.D14" chart:data-source-has-labels="both" svg:x="0.32cm" svg:y="0.18cm" svg:width="15.374cm" svg:height="8.656cm">
          <chartooo:coordinate-region svg:x="2.714cm" svg:y="0.354cm" svg:width="12.065cm" svg:height="7.888cm"/>
          <chart:axis chart:dimension="x" chart:name="primary-x" chart:style-name="ch3" chartooo:axis-type="auto">
            <chartooo:date-scale/>
            <chart:categories table:cell-range-address="Mo_példa_06_a.E10:Mo_példa_06_a.H1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Mo_példa_06_a.E11:Mo_példa_06_a.H11" chart:label-cell-address="Mo_példa_06_a.D11:Mo_példa_06_a.D11" chart:class="chart:line">
            <chart:data-point chart:repeated="4"/>
          </chart:series>
          <chart:series chart:style-name="ch7" chart:values-cell-range-address="Mo_példa_06_a.E12:Mo_példa_06_a.H12" chart:label-cell-address="Mo_példa_06_a.D12:Mo_példa_06_a.D12" chart:class="chart:line">
            <chart:data-point chart:repeated="4"/>
          </chart:series>
          <chart:series chart:style-name="ch8" chart:values-cell-range-address="Mo_példa_06_a.E13:Mo_példa_06_a.H13" chart:label-cell-address="Mo_példa_06_a.D13:Mo_példa_06_a.D13" chart:class="chart:line">
            <chart:data-point chart:repeated="4"/>
          </chart:series>
          <chart:series chart:style-name="ch9" chart:values-cell-range-address="Mo_példa_06_a.E14:Mo_példa_06_a.H14" chart:label-cell-address="Mo_példa_06_a.D14:Mo_példa_06_a.D1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H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  <table:table-cell office:value-type="string">
                <text:p>4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H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  <table:table-cell office:value-type="float" office:value="6448710">
                <text:p>644871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H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  <table:table-cell office:value-type="float" office:value="7919120">
                <text:p>791912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H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  <table:table-cell office:value-type="float" office:value="7999000">
                <text:p>79990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H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  <table:table-cell office:value-type="float" office:value="10019400">
                <text:p>100194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529162307e9d6191fe43d50597504474b2c1a5b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Tango_20_Blue" draw:display-name="Tango Blue" draw:style="linear" draw:start-color="#729fcf" draw:end-color="#204a87" draw:start-intensity="100%" draw:end-intensity="100%" draw:angle="300" draw:border="0%"/>
    <draw:stroke-dash draw:name="Line_20_with_20_Fine_20_Dots" draw:display-name="Line with Fine Dots" draw:style="rect" draw:dots1="1" draw:dots1-length="2.007cm" draw:dots2="10" draw:distance="0.152cm"/>
  </office:styles>
</office:document-styles>
</file>